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hatch" draw:fill-color="#99ccff" draw:fill-gradient-name="Gradient_20_1" draw:fill-hatch-name="Black_20_45_20_Degrees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4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5cm" svg:height="5cm" svg:x="8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cm" svg:y1="6.5cm" svg:x2="8cm" svg:y2="6.5cm">
          <text:p text:style-name="P1">операция</text:p>
          <text:p text:style-name="P1"/>
        </draw:line>
        <draw:line draw:style-name="gr2" draw:text-style-name="P1" draw:layer="layout" svg:x1="3cm" svg:y1="8cm" svg:x2="8cm" svg:y2="8cm">
          <text:p text:style-name="P1">аргументы</text:p>
          <text:p text:style-name="P1"/>
        </draw:line>
        <draw:line draw:style-name="gr2" draw:text-style-name="P1" draw:layer="layout" svg:x1="13.5cm" svg:y1="7.5cm" svg:x2="18.5cm" svg:y2="7.5cm">
          <text:p text:style-name="P1">результат</text:p>
          <text:p text:style-name="P1">операции</text:p>
        </draw:line>
        <draw:custom-shape draw:style-name="gr3" draw:text-style-name="P1" draw:layer="layout" svg:width="3.5cm" svg:height="2cm" svg:x="9cm" svg:y="6.5cm">
          <text:p text:style-name="P1">состояни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3T11:11:03.56</meta:creation-date>
    <dc:date>2011-07-23T11:24:45.56</dc:date>
    <meta:editing-duration>PT13M43S</meta:editing-duration>
    <meta:editing-cycles>1</meta:editing-cycles>
    <meta:document-statistic meta:object-count="5"/>
    <meta:generator>OpenOffice.org/3.3$Win32 OpenOffice.org_project/330m20$Build-9567</meta:generator>
  </office:meta>
</office:document-meta>
</file>